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P149" style:family="paragraph" style:parent-style-name="Text_20_body">
      <style:text-properties fo:font-size="11pt" style:font-size-asian="11pt" style:font-size-complex="11pt"/>
    </style:style>
    <style:style style:name="P150" style:family="paragraph" style:parent-style-name="Text_20_body">
      <style:text-properties fo:color="#000000" loext:opacity="100%" fo:font-size="14pt" officeooo:rsid="0060cd2c" officeooo:paragraph-rsid="0060cd2c" fo:background-color="#ffffff" style:font-size-asian="12.25pt" style:font-size-complex="14pt"/>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officeooo:rsid="00643cf7"/>
    </style:style>
    <style:style style:name="T46" style:family="text">
      <style:text-properties officeooo:rsid="005c854d"/>
    </style:style>
    <style:style style:name="T47" style:family="text">
      <style:text-properties fo:font-size="14pt" style:font-size-asian="14pt" style:font-size-complex="14pt"/>
    </style:style>
    <style:style style:name="T48" style:family="text">
      <style:text-properties fo:font-size="14pt" officeooo:rsid="004f5026" style:font-size-asian="14pt" style:font-size-complex="14pt"/>
    </style:style>
    <style:style style:name="T49" style:family="text">
      <style:text-properties officeooo:rsid="004f5026"/>
    </style:style>
    <style:style style:name="T50" style:family="text">
      <style:text-properties officeooo:rsid="00502a1c"/>
    </style:style>
    <style:style style:name="T51" style:family="text">
      <style:text-properties officeooo:rsid="0051f23c"/>
    </style:style>
    <style:style style:name="T52" style:family="text">
      <style:text-properties officeooo:rsid="00529938"/>
    </style:style>
    <style:style style:name="T53" style:family="text">
      <style:text-properties officeooo:rsid="00596ea0"/>
    </style:style>
    <style:style style:name="T54" style:family="text">
      <style:text-properties officeooo:rsid="005a9952"/>
    </style:style>
    <style:style style:name="T55" style:family="text">
      <style:text-properties officeooo:rsid="005b03ad"/>
    </style:style>
    <style:style style:name="T56" style:family="text">
      <style:text-properties officeooo:rsid="005d5793"/>
    </style:style>
    <style:style style:name="T57" style:family="text">
      <style:text-properties style:font-name="Liberation Mono"/>
    </style:style>
    <style:style style:name="T58" style:family="text">
      <style:text-properties fo:color="#000000" loext:opacity="100%" fo:background-color="#ff4000" loext:char-shading-value="0"/>
    </style:style>
    <style:style style:name="T59" style:family="text">
      <style:text-properties officeooo:rsid="00614f3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234521693401510"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234521248749939" text:continue-list="list234521693401510"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234521984240303" text:continue-list="list234521248749939"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234521896507017" text:continue-list="list234521984240303"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234520914802454" text:continue-list="list234521896507017"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234520914802454" text:style-name="L1">
        <text:list-item>
          <text:p text:style-name="P46">Conception Technique et Architecture</text:p>
        </text:list-item>
      </text:list>
      <text:p text:style-name="P47"/>
      <text:p text:style-name="P47"/>
      <text:list xml:id="list234520930094142"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234520642666868" text:continue-list="list234520930094142"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234521536793528" text:continue-list="list234520642666868"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234521536793528"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234521266495442"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234522525369064" text:continue-list="list234521266495442"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234521438629569" text:continue-list="list234522525369064"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234520768321598" text:continue-list="list234521438629569"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234522459834328" text:continue-list="list234520768321598"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234520839564249" text:continue-list="list234522459834328"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234520839564249"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3702266069"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3702266069"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text:span><text:span text:style-name="T45">01</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 </text:span><text:span text:style-name="T46">Le fichier provient de Paris-Descartes, pour les M1 en informatique.</text:span></text:p>
      <text:p text:style-name="P144"/>
      <text:p text:style-name="P145">&gt;<text:span text:style-name="T47"> </text:span><text:span text:style-name="T48">Erreur rencontrée lors du test unitaire :</text:span></text:p>
      <text:p text:style-name="P146"><text:span text:style-name="T49"><text:tab/></text:span>knowledge/nlp_extractor.py:6: in  nlp = spacy.load("fr_core_news_sm")</text:p>
      <text:p text:style-name="P146"><text:tab/><text:span text:style-name="T49">Il manque en fait le téléchargement d’un modèle pour la langue française. Je suppose que je vais rencontrer plus tard d’autres problèmes de modèles. J’utilise donc en bash : </text:span>python -m spacy download fr_core_news_sm ; <text:span text:style-name="T49">et je rajoute derrière aussi le download eng_core_web_sm.</text:span></text:p>
      <text:p text:style-name="P146">&gt; <text:span text:style-name="T50">Deuxième erreur rencontrée : il faut installer le package unstructured[pdf] en plus de unstructured. </text:span><text:span text:style-name="T51">Testé avec conda-forge, il est nécessaire de passer par pip install. Ce qui m’ennuie énormément vu que j’ai horreur de mélanger les gestionnaires de packages </text:span><text:span text:style-name="T52">(et en plus ça prends 3 plombs)</text:span><text:span text:style-name="T51">.</text:span><text:tab/></text:p>
      <text:p text:style-name="P147">&gt; <text:span text:style-name="T53">Troisième erreur : problème avec le regex, la complexité des algorithmes n’est pas bien capturée. Modification du code pour rendre le regex plus robuste &gt; &gt; Test OK !</text:span></text:p>
      <text:p text:style-name="P147">&gt; <text:span text:style-name="T54">#### Phase de l’intégration de l’apprentissage ###</text:span></text:p>
      <text:p text:style-name="P147">&gt; <text:span text:style-name="T54">Amélioration du storage, ajout du pattern dans knowledge_builder, et ajout dans le CLI de l’utilisation de l’apprentissage.</text:span></text:p>
      <text:p text:style-name="P147">&gt; <text:span text:style-name="T54">Test avec un pdf : problème rencontré avec le npl_extractor. </text:span><text:span text:style-name="T55">Il manque une fonction pour utiliser les extractions de blocs.</text:span></text:p>
      <text:p text:style-name="P148">&gt; <text:span text:style-name="T56">Modification de npl_extractor pour utiliser les blocs, et ajout de son importation dans knowledge_builder.</text:span></text:p>
      <text:p text:style-name="P148">&gt; <text:span text:style-name="T56">Je relance la ligne de commande avec le parser :</text:span></text:p>
      <text:p text:style-name="P149">(AIGateWay) [Archene@lazychene TPIA_Gateway]$ python -m cli.main --learn-pdf tests/test_pdf.pdf Aucun fichier de motifs trouvé, démarrage avec une base vide. /home/Archene/.conda/envs/AIGateWay/lib/python3.12/site-packages/torch/cuda/<text:span text:style-name="T14">init</text:span>.py:1007: UserWarning: Can't initialize NVML raw_cnt = _raw_device_count_nvml() Traceback (most recent call last): File "", line 198, in _run_module_as_main File "", line 88, in _run_code File "/home/Archene/Dev/TPIA_Gateway/cli/main.py", line 70, in  main() File "/home/Archene/Dev/TPIA_Gateway/cli/main.py", line 26, in main new = add_patterns_from_pdf(args.learn_pdf) ^^^^^^^^^^^^^^^^^^^^^^^^^^^^^^^^^^^^^ File "/home/Archene/Dev/TPIA_Gateway/knowledge/knowledge_builder.py", line 29, in add_patterns_from_pdf from knowledge.nlp_extractor import extract_from_blocks ImportError: cannot import name 'extract_from_blocks' from 'knowledge.nlp_extractor' (/home/Archene/Dev/TPIA_Gateway/knowledge/nlp_extractor.py) (AIGateWay) [Archene@lazychene TPIA_Gateway]$ ^C (AIGateWay) [Archene@lazychene TPIA_Gateway]$ python -m cli.main --learn-pdf <text:soft-page-break/>tests/test_pdf.pdf /home/Archene/.conda/envs/AIGateWay/lib/python3.12/site-packages/torch/cuda/<text:span text:style-name="T14">init</text:span>.py:1007: UserWarning: Can't initialize NVML raw_cnt = _raw_device_count_nvml() Aucun fichier de motifs trouvé, démarrage avec une base vide. Extraction du PDF : tests/test_pdf.pdf Warning: No languages specified, defaulting to English. Nombre de blocs extraits : 397 Blocs enrichis : 179 Ajout du motif : algorithme_inconnu Motif déjà existant : algorithme_inconnu Ajout du motif : B.P.Flannery Ajout du motif : dontd´ependleprobl<text:span text:style-name="T57">eme Ajout du motif : |A(e)|≤c(A)|δe| Ajout du motif : c’ Ajout du motif : siNestlatailleduprobl</text:span>eme(p.ex.nombred’inconnues)onpeutavoirdesalgorithmesenO(N),O(NlnN),O(N2),O(N!) Motif déjà existant : algorithme_inconnu Ajout du motif : GeorgesKOEPFLER: Motif déjà existant : algorithme_inconnu Ajout du motif : Exemple2:D´eterminationdesracinesd’ Ajout du motif : onobtientlesracinessuivantespour˜w:1,00000000010,095266145 Motif déjà existant : GeorgesKOEPFLER: Ajout du motif : Calculdelatrajectoiredelafus´eeARIANE5 Ajout du motif : DanslerapportESA Ajout du motif : BetCdesmatricesrectangulaires Ajout du motif : Algorithme1.2(Strassen)Calculduproduitdesmatricescarr´eesd’ordren=2r Ajout du motif : onchercheraxminimisantAx−b2.Laderni<text:span text:style-name="T57">eresectionpr´esentedesm´ethodesit´erativespourlecasd’ Motif déjà existant : algorithme_inconnu Motif déjà existant : algorithme_inconnu Motif déjà existant : algorithme_inconnu Ajout du motif : IetP1telquea11soitl’´el´ementdevaleurabsoluemaximaledanslapremi</text:span>erecolonne Ajout du motif : .(ii)onpeutchoisirP1etP2defa¸con<text:span text:style-name="T57">acequea11soitl’´el´ementdevaleurabsoluemaximaledanstoutelamatrice Ajout du motif : Siσ:{1, Motif déjà existant : algorithme_inconnu Motif déjà existant : GeorgesKOEPFLER: Ajout du motif : orpourcelailfautd´eterminerδA/A,δb/betc(A)=AA−1.PourobtenirδAonutiliseleth´eor</text:span>emesuivantTh´eor<text:span text:style-name="T57">eme2.1.3Soit˜xlasolutioncalcul´eeetr=A˜x−bler´esidu Motif déjà existant : algorithme_inconnu Ajout du motif : DeplusilexisteunalgorithmedefactorisationenO(1 Ajout du motif : alorsAestsym´etriqued´eniepositivesietseulementsiBtABestsym´etriqued´eniepositive.3.UnematriceAestsym´etriqued´eniepositivesietseulementsiAt=Aettoutessesvaleurspropressontstrictementpositives.4.SiAestsym´etriqued´eniepositive Motif déjà existant : algorithme_inconnu Motif déjà existant : algorithme_inconnu Ajout du motif : Avecdesm´ethodesadapt´eesonpeutsouventam´eliorerlesperformancesdesalgorithmesdefactorisation Motif déjà existant : algorithme_inconnu Motif déjà existant : GeorgesKOEPFLER: Ajout du motif : onaHx= Ajout du motif : UΣVt Ajout du motif : deA.b)LesvaleurspropresdelamatriceAtAsontσ2i Ajout du motif : σn Motif déjà existant : UΣVt Motif déjà existant : GeorgesKOEPFLER: Ajout du motif : Onutilisealorsdesm´ethodesit´erativeso</text:span>ul’onarrˆetel’it´erationd<text:span text:style-name="T57">esquelapr´ecisiond´esir´eeestatteinte Motif déjà existant : algorithme_inconnu Ajout du motif : resp.−U Ajout du motif : i+1aijx(k)jProposition2.3.4SilamatriceAest</text:span>adiagonalestrictementdominante Motif déjà existant : algorithme_inconnu Motif déjà existant : algorithme_inconnu Ajout du motif : D→Rp Ajout du motif : f=infx∈Cf(x).Ona Ajout du motif : x)= Motif déjà existant : algorithme_inconnu Ajout du motif : i.e.x∈Rn Ajout du motif : Danscecaslafonctioncoˆutestlin´eairef(x)=−bipour1≤i≤p Ajout du motif : sipourtout(x Motif déjà existant : GeorgesKOEPFLER: Motif déjà existant : algorithme_inconnu Motif déjà existant : algorithme_inconnu Ajout du motif : y)∈C2,x=y Motif déjà existant : algorithme_inconnu Ajout du motif : y)∈domfetpourtoutt∈]0,1[f(tx+(1−t)y)≤max(f(x),f(y)).Onditquefeststrictementquasi Ajout du motif : CHAPITRE3.OPTIMISATIONCONTINUESANSCONTRAINTES Motif déjà existant : algorithme_inconnu Motif déjà existant : algorithme_inconnu Motif déjà existant : <text:soft-page-break/>GeorgesKOEPFLER: Ajout du motif : Exemples:1.LafonctionindicatriceICd’ Motif déjà existant : CHAPITRE3.OPTIMISATIONCONTINUESANSCONTRAINTES Motif déjà existant : GeorgesKOEPFLER: Ajout du motif : C→RconvexesurΩ,alors∇f(a)=0⇔aestunminimumglobal Motif déjà existant : algorithme_inconnu Motif déjà existant : algorithme_inconnu Ajout du motif : x=−P−1q Ajout du motif : x∈ker(P)−P+q Ajout du motif : D→Rcontinueetquasi-convexe Motif déjà existant : algorithme_inconnu Motif déjà existant : algorithme_inconnu Motif déjà existant : CHAPITRE3.OPTIMISATIONCONTINUESANSCONTRAINTES Ajout du motif : orenutilisantlad´ecompositionLU Motif déjà existant : GeorgesKOEPFLER: Ajout du motif : Soitxtelquelescoordonn´eesdey=Bx Ajout du motif : ∂xk(x)=ni=1sibik Motif déjà existant : CHAPITRE3.OPTIMISATIONCONTINUESANSCONTRAINTES Ajout du motif : it´e-rationsonresteO(n2),cequiestn´egligeableparrapportaucoˆutdelad´ecompositionLU.SurlapagesuivanteonproposeunprogrammeScilab1quicomparenotreimpl´ementationauxfonctionscondetrcondinclusesdansScilab Motif déjà existant : GeorgesKOEPFLER: Ajout du motif : E)5y Motif déjà existant : CHAPITRE3.OPTIMISATIONCONTINUESANSCONTRAINTES Motif déjà existant : algorithme_inconnu Motif déjà existant : algorithme_inconnu Ajout du motif : i.e.d∈Rn{0}tellequed/dsoitunedirectionnormalis´eedeplusgrandedescente.2)Apr<text:span text:style-name="T57">esavoirx´edilfautd´eterminerunpasσ«convenable»:onsouhaiteavoirunedescentesignicativedef(x(k))versf(x(k+1)),nepasrestertroppr</text:span>esdex(k),nepasmettretropdetemps<text:span text:style-name="T57">atrouverσ Ajout du motif : 3.2.ALGORITHMESDEMINIMISATIONSANSCONTRAINTE Motif déjà existant : GeorgesKOEPFLER: Ajout du motif : ilexisteuneconstanteC∈R∗+telleque Ajout du motif : Sir=2onauneconvergencequadratique Ajout du motif : x−log10(C)alorsx(k+1)arfoisplusded´ecimalesexactesquex(k).Silimk→+∞x(k+1)− Ajout du motif : comme0 Motif déjà existant : CHAPITRE3.OPTIMISATIONCONTINUESANSCONTRAINTES Ajout du motif : onsupposequefestminor´eesur{x+σd|σ≥0}.Alors Motif déjà existant : algorithme_inconnu Motif déjà existant : 3.2.ALGORITHMESDEMINIMISATIONSANSCONTRAINTE Motif déjà existant : GeorgesKOEPFLER: Ajout du motif : Algorithme3.4(Descentedegradient)choisirx(0)∈domfetposerk=0tantque∇f(x(k))&gt;εd(k)=−∇f(x(k))d´eterminerσk&gt;0x(k+1)=x(k)+σkd(k)k=k+1Grˆaceaucorollaire3.2.1lam´ethodededescentedugradientestglobalementconvergente Motif déjà existant : algorithme_inconnu Ajout du motif : x2Q=1−∇f(x(k))42 Motif déjà existant : CHAPITRE3.OPTIMISATIONCONTINUESANSCONTRAINTES Ajout du motif : o</text:span>uc2(Q)=λn/λ1.Ainsi Motif déjà existant : algorithme_inconnu Motif déjà existant : 3.2.ALGORITHMESDEMINIMISATIONSANSCONTRAINTE Motif déjà existant : GeorgesKOEPFLER: Ajout du motif : <text:span text:style-name="T57">al’´etapek Ajout du motif : x;(ii)lam´ethodedeNewtonestd’ Motif déjà existant : CHAPITRE3.OPTIMISATIONCONTINUESANSCONTRAINTES Motif déjà existant : algorithme_inconnu Ajout du motif : onauneconvergencetr</text:span>esrapide Motif déjà existant : algorithme_inconnu Ajout du motif : A−1b Ajout du motif : Posonsφ(σ)=f(x+σd),alorsφ′(σ)=0pourσ=−r(x)td Motif déjà existant : 3.2.ALGORITHMESDEMINIMISATIONSANSCONTRAINTE Motif déjà existant : GeorgesKOEPFLER: Motif déjà existant : algorithme_inconnu Motif déjà existant : algorithme_inconnu Ajout du motif : Th´eor<text:span text:style-name="T57">eme3.2.4Soitx(k)= Ajout du motif : x Motif déjà existant : CHAPITRE3.OPTIMISATIONCONTINUESANSCONTRAINTES Ajout du motif : espacedeKrylovKk+1(A Ajout du motif : x2A≤minPk∈R[X]max1≤i≤n[1+λiPk(λi)]2x(0)− Ajout du motif : admetquervaleurspropresdistinctes0 Ajout du motif : </text:span><text:soft-page-break/><text:span text:style-name="T57">siλ1≈1≈λn−m&lt;&lt;λn−m+1,onaλn−m−λ1≈2εetλn−m+λ1≈2,d’o</text:span>ux(m+1)− Ajout du motif : CxancavecCtellequeleconditionnementdelamatriceC−tAC−1soitmeilleurqueceluideA. Motif déjà existant : 3.2.ALGORITHMESDEMINIMISATIONSANSCONTRAINTE Motif déjà existant : GeorgesKOEPFLER: Ajout du motif : Casnonlin´eairePourpouvoirappliquerl’ Motif déjà existant : algorithme_inconnu Motif déjà existant : algorithme_inconnu Motif déjà existant : CHAPITRE3.OPTIMISATIONCONTINUESANSCONTRAINTES Ajout du motif : f(x)=1 Ajout du motif : ∂xn(x)∈M(m Ajout du motif : Onnoteǫj=yj−φ(x Motif déjà existant : GeorgesKOEPFLER: Motif déjà existant : algorithme_inconnu Motif déjà existant : CHAPITRE3.OPTIMISATIONCONTINUESANSCONTRAINTES Ajout du motif : Remarques:1.Laconstanteγ&gt;0estunminimiseuruniformedesvaleurssinguli<text:span text:style-name="T57">eresdeJ(x):0 Ajout du motif : 2J(x)d+r(x)22,avecd≤∆.(3.9)Supposonsquel’onsached´eterminerlasolutionde(3.9),ilfautenpluspouvoird´eter-miner,</text:span>achaqueit´erationlavaleurde∆.Pourcel<text:span text:style-name="T57">aonvaconsid´ererlerapportdelar´eductionvraieetdelar´eductiondueaumod</text:span>ele Motif déjà existant : algorithme_inconnu Motif déjà existant : GeorgesKOEPFLER: Ajout du motif : ∆k+1=min(2∆k,∆)sinon∆k+1=∆ksiρk&gt;ηalorsx(k+1)=x(k)+d(k)sinonx(k+1)=x(k)k=k+1Lasolutionde(3.9)estcaract´eris´eegrˆaceauLemme3.3.1LevecteurdLMestsolutiondusous-probl<text:span text:style-name="T57">ememind1 Ajout du motif : Onaalorslimk→+∞J(x(k))tr(x(k))=0 Motif déjà existant : CHAPITRE3.OPTIMISATIONCONTINUESANSCONTRAINTES Motif déjà existant : algorithme_inconnu Ajout du motif : alors:(αu+βv)∗=αu∗+βv∗;(u∗)∗=u;(u◦v)∗=v∗ Motif déjà existant : algorithme_inconnu Ajout du motif : ◦u∗=IdE Ajout du motif : ◦ Ajout du motif : PropositionA.1.3(´Ecriturematricielle)Soit(E,&lt;.,.&gt;)unespaceeuclidienetB={e1, Ajout du motif : onaS=In Motif déjà existant : algorithme_inconnu Motif déjà existant : algorithme_inconnu Motif déjà existant : GeorgesKOEPFLER: Motif déjà existant : algorithme_inconnu Motif déjà existant : GeorgesKOEPFLER: Ajout du motif : Lecontextepermetdesavoirsionaaaire</text:span>aunenormedevecteuroudematrice Ajout du motif : alors1.A1=At∞;2.A2=At2;3.SiUestorthogonale,UA2=AU2=At2;4.SiAestnormale,A2=ρ(A)Casparticuliers Motif déjà existant : algorithme_inconnu Ajout du motif : O.2.SiIn−Aestunematricesinguli`ere Ajout du motif : O Motif déjà existant : GeorgesKOEPFLER: Ajout du motif : Onditquefestdi´erentiableena∈Ωs’ Motif déjà existant : algorithme_inconnu Ajout du motif : ∂xn(a)∂f2 Ajout du motif : ∂x1(a)∂f2 Ajout du motif : OnditaussiquelegradientestperpendiculaireauxlignesdeniveauLf(α)={x∈Rn/f(x)=α}.Si∇f(a)=O Ajout du motif : etlocalementlafonctionestplate Ajout du motif : Onditquefestcontinˆumentdi´erentiable Ajout du motif : dgf(a)◦ <text:span text:style-name="T58">Motif déjà existant : GeorgesKOEPFLER: Motif déjà existant : algorithme_inconnu Ajout du motif : C’ Motif déjà existant : algorithme_inconnu Motif déjà existant : algorithme_inconnu Motif déjà existant : algorithme_inconnu 95 nouveau(x) motif(s) sauvegardé(s). 95 nouveau(x) motif(s) ajouté(s).</text:span></text:p>
      <text:p text:style-name="P150">&gt; Je me demande pourquoi est-ce qu’il y a des algorithmes avec pour nom : algorithme_inconnu. <text:span text:style-name="T59">Je demande à l’IA qui me peaufine le NPL_extractor. Je me rends compte que le NPL n’est pas très évident.</text:span></text:p>
      <text:p text:style-name="P150">&gt;</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23:45:20.397225664</dc:date>
    <meta:editing-duration>PT5H57M29S</meta:editing-duration>
    <meta:editing-cycles>74</meta:editing-cycles>
    <meta:generator>LibreOffice/26.2.1.2$Linux_X86_64 LibreOffice_project/620$Build-2</meta:generator>
    <meta:document-statistic meta:table-count="1" meta:image-count="0" meta:object-count="0" meta:page-count="19" meta:paragraph-count="361" meta:word-count="5458" meta:character-count="40559" meta:non-whitespace-character-count="35612"/>
  </office:meta>
</office:document-meta>
</file>